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58cm"/>
    </style:style>
    <style:style style:name="co4" style:family="table-column">
      <style:table-column-properties fo:break-before="auto" style:column-width="1.092cm"/>
    </style:style>
    <style:style style:name="co5" style:family="table-column">
      <style:table-column-properties fo:break-before="auto" style:column-width="1.259cm"/>
    </style:style>
    <style:style style:name="co6" style:family="table-column">
      <style:table-column-properties fo:break-before="auto" style:column-width="1.321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1.625cm"/>
    </style:style>
    <style:style style:name="co9" style:family="table-column">
      <style:table-column-properties fo:break-before="auto" style:column-width="1.335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3.161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.642cm"/>
    </style:style>
    <style:style style:name="co14" style:family="table-column">
      <style:table-column-properties fo:break-before="auto" style:column-width="5.921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6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1" style:family="table-cell" style:parent-style-name="Default">
      <style:text-properties fo:font-size="2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2" table:default-cell-style-name="Default"/>
        <table:table-column table:style-name="co8" table:number-columns-repeated="2" table:default-cell-style-name="ce18"/>
        <table:table-column table:style-name="co9" table:default-cell-style-name="ce18"/>
        <table:table-column table:style-name="co10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6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6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6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6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6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6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6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6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6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6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6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6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2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6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9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6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table:style-name="ce29"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5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6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4000000001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6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4000000001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6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6000000001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6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6000000001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6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8999999999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6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6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1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6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1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6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6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6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table:number-columns-repeated="2"/>
          <table:table-cell table:style-name="ce13" table:formula="of:=[.F39]+[.E40]" office:value-type="float" office:value="2468.31" calcext:value-type="float">
            <text:p>2468</text:p>
          </table:table-cell>
          <table:table-cell/>
          <table:table-cell table:style-name="ce13" table:formula="of:=[.H39]+[.G40]" office:value-type="float" office:value="15518" calcext:value-type="float">
            <text:p>15518</text:p>
          </table:table-cell>
          <table:table-cell table:number-columns-repeated="5"/>
          <table:table-cell table:formula="of:=[.K40]+[.L40]+[.M40]" office:value-type="currency" office:currency="EUR" office:value="0" calcext:value-type="currency">
            <text:p>0,00 €</text:p>
          </table:table-cell>
          <table:table-cell table:formula="of:=[.O39]+[.N40]" office:value-type="currency" office:currency="EUR" office:value="1980.8749" calcext:value-type="currency">
            <text:p>1 980,87 €</text:p>
          </table:table-cell>
          <table:table-cell table:style-name="ce19" table:formula="of:=[.A40]*budgetjour-[.O40]" office:value-type="currency" office:currency="EUR" office:value="-30.8749" calcext:value-type="currency">
            <text:p>-30,87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6" office:value-type="date" office:date-value="2022-08-06" calcext:value-type="date">
            <text:p>sam. 6 août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2468.31" calcext:value-type="float">
            <text:p>2468</text:p>
          </table:table-cell>
          <table:table-cell/>
          <table:table-cell table:style-name="ce13" table:formula="of:=[.H40]+[.G41]" office:value-type="float" office:value="15518" calcext:value-type="float">
            <text:p>15518</text:p>
          </table:table-cell>
          <table:table-cell table:number-columns-repeated="5"/>
          <table:table-cell table:formula="of:=[.K41]+[.L41]+[.M41]" office:value-type="currency" office:currency="EUR" office:value="0" calcext:value-type="currency">
            <text:p>0,00 €</text:p>
          </table:table-cell>
          <table:table-cell table:formula="of:=[.O40]+[.N41]" office:value-type="currency" office:currency="EUR" office:value="1980.8749" calcext:value-type="currency">
            <text:p>1 980,87 €</text:p>
          </table:table-cell>
          <table:table-cell table:style-name="ce19" table:formula="of:=[.A41]*budgetjour-[.O41]" office:value-type="currency" office:currency="EUR" office:value="19.1251" calcext:value-type="currency">
            <text:p>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6" office:value-type="date" office:date-value="2022-08-07" calcext:value-type="date">
            <text:p>dim. 7 août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2468.31" calcext:value-type="float">
            <text:p>2468</text:p>
          </table:table-cell>
          <table:table-cell/>
          <table:table-cell table:style-name="ce13" table:formula="of:=[.H41]+[.G42]" office:value-type="float" office:value="15518" calcext:value-type="float">
            <text:p>15518</text:p>
          </table:table-cell>
          <table:table-cell table:number-columns-repeated="5"/>
          <table:table-cell table:formula="of:=[.K42]+[.L42]+[.M42]" office:value-type="currency" office:currency="EUR" office:value="0" calcext:value-type="currency">
            <text:p>0,00 €</text:p>
          </table:table-cell>
          <table:table-cell table:formula="of:=[.O41]+[.N42]" office:value-type="currency" office:currency="EUR" office:value="1980.8749" calcext:value-type="currency">
            <text:p>1 980,87 €</text:p>
          </table:table-cell>
          <table:table-cell table:style-name="ce19" table:formula="of:=[.A42]*budgetjour-[.O42]" office:value-type="currency" office:currency="EUR" office:value="69.1251" calcext:value-type="currency">
            <text:p>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6" office:value-type="date" office:date-value="2022-08-08" calcext:value-type="date">
            <text:p>lun. 8 août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2468.31" calcext:value-type="float">
            <text:p>2468</text:p>
          </table:table-cell>
          <table:table-cell/>
          <table:table-cell table:style-name="ce13" table:formula="of:=[.H42]+[.G43]" office:value-type="float" office:value="15518" calcext:value-type="float">
            <text:p>15518</text:p>
          </table:table-cell>
          <table:table-cell table:number-columns-repeated="5"/>
          <table:table-cell table:formula="of:=[.K43]+[.L43]+[.M43]" office:value-type="currency" office:currency="EUR" office:value="0" calcext:value-type="currency">
            <text:p>0,00 €</text:p>
          </table:table-cell>
          <table:table-cell table:formula="of:=[.O42]+[.N43]" office:value-type="currency" office:currency="EUR" office:value="1980.8749" calcext:value-type="currency">
            <text:p>1 980,87 €</text:p>
          </table:table-cell>
          <table:table-cell table:style-name="ce19" table:formula="of:=[.A43]*budgetjour-[.O43]" office:value-type="currency" office:currency="EUR" office:value="119.1251" calcext:value-type="currency">
            <text:p>1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6" office:value-type="date" office:date-value="2022-08-09" calcext:value-type="date">
            <text:p>mar. 9 août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2468.31" calcext:value-type="float">
            <text:p>2468</text:p>
          </table:table-cell>
          <table:table-cell/>
          <table:table-cell table:style-name="ce13" table:formula="of:=[.H43]+[.G44]" office:value-type="float" office:value="15518" calcext:value-type="float">
            <text:p>15518</text:p>
          </table:table-cell>
          <table:table-cell table:number-columns-repeated="5"/>
          <table:table-cell table:formula="of:=[.K44]+[.L44]+[.M44]" office:value-type="currency" office:currency="EUR" office:value="0" calcext:value-type="currency">
            <text:p>0,00 €</text:p>
          </table:table-cell>
          <table:table-cell table:formula="of:=[.O43]+[.N44]" office:value-type="currency" office:currency="EUR" office:value="1980.8749" calcext:value-type="currency">
            <text:p>1 980,87 €</text:p>
          </table:table-cell>
          <table:table-cell table:style-name="ce19" table:formula="of:=[.A44]*budgetjour-[.O44]" office:value-type="currency" office:currency="EUR" office:value="169.1251" calcext:value-type="currency">
            <text:p>1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6" office:value-type="date" office:date-value="2022-08-10" calcext:value-type="date">
            <text:p>mer. 10 août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2468.31" calcext:value-type="float">
            <text:p>2468</text:p>
          </table:table-cell>
          <table:table-cell/>
          <table:table-cell table:style-name="ce13" table:formula="of:=[.H44]+[.G45]" office:value-type="float" office:value="15518" calcext:value-type="float">
            <text:p>15518</text:p>
          </table:table-cell>
          <table:table-cell table:number-columns-repeated="5"/>
          <table:table-cell table:formula="of:=[.K45]+[.L45]+[.M45]" office:value-type="currency" office:currency="EUR" office:value="0" calcext:value-type="currency">
            <text:p>0,00 €</text:p>
          </table:table-cell>
          <table:table-cell table:formula="of:=[.O44]+[.N45]" office:value-type="currency" office:currency="EUR" office:value="1980.8749" calcext:value-type="currency">
            <text:p>1 980,87 €</text:p>
          </table:table-cell>
          <table:table-cell table:style-name="ce19" table:formula="of:=[.A45]*budgetjour-[.O45]" office:value-type="currency" office:currency="EUR" office:value="219.1251" calcext:value-type="currency">
            <text:p>2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6" office:value-type="date" office:date-value="2022-08-11" calcext:value-type="date">
            <text:p>jeu. 11 août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2468.31" calcext:value-type="float">
            <text:p>2468</text:p>
          </table:table-cell>
          <table:table-cell/>
          <table:table-cell table:style-name="ce13" table:formula="of:=[.H45]+[.G46]" office:value-type="float" office:value="15518" calcext:value-type="float">
            <text:p>15518</text:p>
          </table:table-cell>
          <table:table-cell table:number-columns-repeated="5"/>
          <table:table-cell table:formula="of:=[.K46]+[.L46]+[.M46]" office:value-type="currency" office:currency="EUR" office:value="0" calcext:value-type="currency">
            <text:p>0,00 €</text:p>
          </table:table-cell>
          <table:table-cell table:formula="of:=[.O45]+[.N46]" office:value-type="currency" office:currency="EUR" office:value="1980.8749" calcext:value-type="currency">
            <text:p>1 980,87 €</text:p>
          </table:table-cell>
          <table:table-cell table:style-name="ce19" table:formula="of:=[.A46]*budgetjour-[.O46]" office:value-type="currency" office:currency="EUR" office:value="269.1251" calcext:value-type="currency">
            <text:p>2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6" office:value-type="date" office:date-value="2022-08-12" calcext:value-type="date">
            <text:p>ven. 12 août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468.31" calcext:value-type="float">
            <text:p>2468</text:p>
          </table:table-cell>
          <table:table-cell/>
          <table:table-cell table:style-name="ce13" table:formula="of:=[.H46]+[.G47]" office:value-type="float" office:value="15518" calcext:value-type="float">
            <text:p>15518</text:p>
          </table:table-cell>
          <table:table-cell table:number-columns-repeated="5"/>
          <table:table-cell table:formula="of:=[.K47]+[.L47]+[.M47]" office:value-type="currency" office:currency="EUR" office:value="0" calcext:value-type="currency">
            <text:p>0,00 €</text:p>
          </table:table-cell>
          <table:table-cell table:formula="of:=[.O46]+[.N47]" office:value-type="currency" office:currency="EUR" office:value="1980.8749" calcext:value-type="currency">
            <text:p>1 980,87 €</text:p>
          </table:table-cell>
          <table:table-cell table:style-name="ce19" table:formula="of:=[.A47]*budgetjour-[.O47]" office:value-type="currency" office:currency="EUR" office:value="319.1251" calcext:value-type="currency">
            <text:p>3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6" office:value-type="date" office:date-value="2022-08-13" calcext:value-type="date">
            <text:p>sam. 13 août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468.31" calcext:value-type="float">
            <text:p>2468</text:p>
          </table:table-cell>
          <table:table-cell/>
          <table:table-cell table:style-name="ce13" table:formula="of:=[.H47]+[.G48]" office:value-type="float" office:value="15518" calcext:value-type="float">
            <text:p>15518</text:p>
          </table:table-cell>
          <table:table-cell table:number-columns-repeated="5"/>
          <table:table-cell table:formula="of:=[.K48]+[.L48]+[.M48]" office:value-type="currency" office:currency="EUR" office:value="0" calcext:value-type="currency">
            <text:p>0,00 €</text:p>
          </table:table-cell>
          <table:table-cell table:formula="of:=[.O47]+[.N48]" office:value-type="currency" office:currency="EUR" office:value="1980.8749" calcext:value-type="currency">
            <text:p>1 980,87 €</text:p>
          </table:table-cell>
          <table:table-cell table:style-name="ce19" table:formula="of:=[.A48]*budgetjour-[.O48]" office:value-type="currency" office:currency="EUR" office:value="369.1251" calcext:value-type="currency">
            <text:p>3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6" office:value-type="date" office:date-value="2022-08-14" calcext:value-type="date">
            <text:p>dim. 14 août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468.31" calcext:value-type="float">
            <text:p>2468</text:p>
          </table:table-cell>
          <table:table-cell/>
          <table:table-cell table:style-name="ce13" table:formula="of:=[.H48]+[.G49]" office:value-type="float" office:value="15518" calcext:value-type="float">
            <text:p>15518</text:p>
          </table:table-cell>
          <table:table-cell table:number-columns-repeated="5"/>
          <table:table-cell table:formula="of:=[.K49]+[.L49]+[.M49]" office:value-type="currency" office:currency="EUR" office:value="0" calcext:value-type="currency">
            <text:p>0,00 €</text:p>
          </table:table-cell>
          <table:table-cell table:formula="of:=[.O48]+[.N49]" office:value-type="currency" office:currency="EUR" office:value="1980.8749" calcext:value-type="currency">
            <text:p>1 980,87 €</text:p>
          </table:table-cell>
          <table:table-cell table:style-name="ce19" table:formula="of:=[.A49]*budgetjour-[.O49]" office:value-type="currency" office:currency="EUR" office:value="419.1251" calcext:value-type="currency">
            <text:p>4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6" office:value-type="date" office:date-value="2022-08-15" calcext:value-type="date">
            <text:p>lun. 15 août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468.31" calcext:value-type="float">
            <text:p>2468</text:p>
          </table:table-cell>
          <table:table-cell/>
          <table:table-cell table:style-name="ce13" table:formula="of:=[.H49]+[.G50]" office:value-type="float" office:value="15518" calcext:value-type="float">
            <text:p>15518</text:p>
          </table:table-cell>
          <table:table-cell table:number-columns-repeated="5"/>
          <table:table-cell table:formula="of:=[.K50]+[.L50]+[.M50]" office:value-type="currency" office:currency="EUR" office:value="0" calcext:value-type="currency">
            <text:p>0,00 €</text:p>
          </table:table-cell>
          <table:table-cell table:formula="of:=[.O49]+[.N50]" office:value-type="currency" office:currency="EUR" office:value="1980.8749" calcext:value-type="currency">
            <text:p>1 980,87 €</text:p>
          </table:table-cell>
          <table:table-cell table:style-name="ce19" table:formula="of:=[.A50]*budgetjour-[.O50]" office:value-type="currency" office:currency="EUR" office:value="469.1251" calcext:value-type="currency">
            <text:p>4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6" office:value-type="date" office:date-value="2022-08-16" calcext:value-type="date">
            <text:p>mar. 16 août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468.31" calcext:value-type="float">
            <text:p>2468</text:p>
          </table:table-cell>
          <table:table-cell/>
          <table:table-cell table:style-name="ce13" table:formula="of:=[.H50]+[.G51]" office:value-type="float" office:value="15518" calcext:value-type="float">
            <text:p>15518</text:p>
          </table:table-cell>
          <table:table-cell table:number-columns-repeated="5"/>
          <table:table-cell table:formula="of:=[.K51]+[.L51]+[.M51]" office:value-type="currency" office:currency="EUR" office:value="0" calcext:value-type="currency">
            <text:p>0,00 €</text:p>
          </table:table-cell>
          <table:table-cell table:formula="of:=[.O50]+[.N51]" office:value-type="currency" office:currency="EUR" office:value="1980.8749" calcext:value-type="currency">
            <text:p>1 980,87 €</text:p>
          </table:table-cell>
          <table:table-cell table:style-name="ce19" table:formula="of:=[.A51]*budgetjour-[.O51]" office:value-type="currency" office:currency="EUR" office:value="519.1251" calcext:value-type="currency">
            <text:p>5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6" office:value-type="date" office:date-value="2022-08-17" calcext:value-type="date">
            <text:p>mer. 17 août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468.31" calcext:value-type="float">
            <text:p>2468</text:p>
          </table:table-cell>
          <table:table-cell/>
          <table:table-cell table:style-name="ce13" table:formula="of:=[.H51]+[.G52]" office:value-type="float" office:value="15518" calcext:value-type="float">
            <text:p>15518</text:p>
          </table:table-cell>
          <table:table-cell table:number-columns-repeated="5"/>
          <table:table-cell table:formula="of:=[.K52]+[.L52]+[.M52]" office:value-type="currency" office:currency="EUR" office:value="0" calcext:value-type="currency">
            <text:p>0,00 €</text:p>
          </table:table-cell>
          <table:table-cell table:formula="of:=[.O51]+[.N52]" office:value-type="currency" office:currency="EUR" office:value="1980.8749" calcext:value-type="currency">
            <text:p>1 980,87 €</text:p>
          </table:table-cell>
          <table:table-cell table:style-name="ce19" table:formula="of:=[.A52]*budgetjour-[.O52]" office:value-type="currency" office:currency="EUR" office:value="569.1251" calcext:value-type="currency">
            <text:p>5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6" office:value-type="date" office:date-value="2022-08-18" calcext:value-type="date">
            <text:p>jeu. 18 août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468.31" calcext:value-type="float">
            <text:p>2468</text:p>
          </table:table-cell>
          <table:table-cell/>
          <table:table-cell table:style-name="ce13" table:formula="of:=[.H52]+[.G53]" office:value-type="float" office:value="15518" calcext:value-type="float">
            <text:p>15518</text:p>
          </table:table-cell>
          <table:table-cell table:number-columns-repeated="5"/>
          <table:table-cell table:formula="of:=[.K53]+[.L53]+[.M53]" office:value-type="currency" office:currency="EUR" office:value="0" calcext:value-type="currency">
            <text:p>0,00 €</text:p>
          </table:table-cell>
          <table:table-cell table:formula="of:=[.O52]+[.N53]" office:value-type="currency" office:currency="EUR" office:value="1980.8749" calcext:value-type="currency">
            <text:p>1 980,87 €</text:p>
          </table:table-cell>
          <table:table-cell table:style-name="ce19" table:formula="of:=[.A53]*budgetjour-[.O53]" office:value-type="currency" office:currency="EUR" office:value="619.1251" calcext:value-type="currency">
            <text:p>6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6" office:value-type="date" office:date-value="2022-08-19" calcext:value-type="date">
            <text:p>ven. 19 août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468.31" calcext:value-type="float">
            <text:p>2468</text:p>
          </table:table-cell>
          <table:table-cell/>
          <table:table-cell table:style-name="ce13" table:formula="of:=[.H53]+[.G54]" office:value-type="float" office:value="15518" calcext:value-type="float">
            <text:p>15518</text:p>
          </table:table-cell>
          <table:table-cell table:number-columns-repeated="5"/>
          <table:table-cell table:formula="of:=[.K54]+[.L54]+[.M54]" office:value-type="currency" office:currency="EUR" office:value="0" calcext:value-type="currency">
            <text:p>0,00 €</text:p>
          </table:table-cell>
          <table:table-cell table:formula="of:=[.O53]+[.N54]" office:value-type="currency" office:currency="EUR" office:value="1980.8749" calcext:value-type="currency">
            <text:p>1 980,87 €</text:p>
          </table:table-cell>
          <table:table-cell table:style-name="ce19" table:formula="of:=[.A54]*budgetjour-[.O54]" office:value-type="currency" office:currency="EUR" office:value="669.1251" calcext:value-type="currency">
            <text:p>6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6" office:value-type="date" office:date-value="2022-08-20" calcext:value-type="date">
            <text:p>sam. 20 août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468.31" calcext:value-type="float">
            <text:p>2468</text:p>
          </table:table-cell>
          <table:table-cell/>
          <table:table-cell table:style-name="ce13" table:formula="of:=[.H54]+[.G55]" office:value-type="float" office:value="15518" calcext:value-type="float">
            <text:p>15518</text:p>
          </table:table-cell>
          <table:table-cell table:number-columns-repeated="5"/>
          <table:table-cell table:formula="of:=[.K55]+[.L55]+[.M55]" office:value-type="currency" office:currency="EUR" office:value="0" calcext:value-type="currency">
            <text:p>0,00 €</text:p>
          </table:table-cell>
          <table:table-cell table:formula="of:=[.O54]+[.N55]" office:value-type="currency" office:currency="EUR" office:value="1980.8749" calcext:value-type="currency">
            <text:p>1 980,87 €</text:p>
          </table:table-cell>
          <table:table-cell table:style-name="ce19" table:formula="of:=[.A55]*budgetjour-[.O55]" office:value-type="currency" office:currency="EUR" office:value="719.1251" calcext:value-type="currency">
            <text:p>7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6" office:value-type="date" office:date-value="2022-08-21" calcext:value-type="date">
            <text:p>dim. 21 août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468.31" calcext:value-type="float">
            <text:p>2468</text:p>
          </table:table-cell>
          <table:table-cell/>
          <table:table-cell table:style-name="ce13" table:formula="of:=[.H55]+[.G56]" office:value-type="float" office:value="15518" calcext:value-type="float">
            <text:p>15518</text:p>
          </table:table-cell>
          <table:table-cell table:number-columns-repeated="5"/>
          <table:table-cell table:formula="of:=[.K56]+[.L56]+[.M56]" office:value-type="currency" office:currency="EUR" office:value="0" calcext:value-type="currency">
            <text:p>0,00 €</text:p>
          </table:table-cell>
          <table:table-cell table:formula="of:=[.O55]+[.N56]" office:value-type="currency" office:currency="EUR" office:value="1980.8749" calcext:value-type="currency">
            <text:p>1 980,87 €</text:p>
          </table:table-cell>
          <table:table-cell table:style-name="ce19" table:formula="of:=[.A56]*budgetjour-[.O56]" office:value-type="currency" office:currency="EUR" office:value="769.1251" calcext:value-type="currency">
            <text:p>7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6" office:value-type="date" office:date-value="2022-08-22" calcext:value-type="date">
            <text:p>lun. 22 août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468.31" calcext:value-type="float">
            <text:p>2468</text:p>
          </table:table-cell>
          <table:table-cell/>
          <table:table-cell table:style-name="ce13" table:formula="of:=[.H56]+[.G57]" office:value-type="float" office:value="15518" calcext:value-type="float">
            <text:p>15518</text:p>
          </table:table-cell>
          <table:table-cell table:number-columns-repeated="5"/>
          <table:table-cell table:formula="of:=[.K57]+[.L57]+[.M57]" office:value-type="currency" office:currency="EUR" office:value="0" calcext:value-type="currency">
            <text:p>0,00 €</text:p>
          </table:table-cell>
          <table:table-cell table:formula="of:=[.O56]+[.N57]" office:value-type="currency" office:currency="EUR" office:value="1980.8749" calcext:value-type="currency">
            <text:p>1 980,87 €</text:p>
          </table:table-cell>
          <table:table-cell table:style-name="ce19" table:formula="of:=[.A57]*budgetjour-[.O57]" office:value-type="currency" office:currency="EUR" office:value="819.1251" calcext:value-type="currency">
            <text:p>8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6" office:value-type="date" office:date-value="2022-08-23" calcext:value-type="date">
            <text:p>mar. 23 août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468.31" calcext:value-type="float">
            <text:p>2468</text:p>
          </table:table-cell>
          <table:table-cell/>
          <table:table-cell table:style-name="ce13" table:formula="of:=[.H57]+[.G58]" office:value-type="float" office:value="15518" calcext:value-type="float">
            <text:p>15518</text:p>
          </table:table-cell>
          <table:table-cell table:number-columns-repeated="5"/>
          <table:table-cell table:formula="of:=[.K58]+[.L58]+[.M58]" office:value-type="currency" office:currency="EUR" office:value="0" calcext:value-type="currency">
            <text:p>0,00 €</text:p>
          </table:table-cell>
          <table:table-cell table:formula="of:=[.O57]+[.N58]" office:value-type="currency" office:currency="EUR" office:value="1980.8749" calcext:value-type="currency">
            <text:p>1 980,87 €</text:p>
          </table:table-cell>
          <table:table-cell table:style-name="ce19" table:formula="of:=[.A58]*budgetjour-[.O58]" office:value-type="currency" office:currency="EUR" office:value="869.1251" calcext:value-type="currency">
            <text:p>8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6" office:value-type="date" office:date-value="2022-08-24" calcext:value-type="date">
            <text:p>mer. 24 août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468.31" calcext:value-type="float">
            <text:p>2468</text:p>
          </table:table-cell>
          <table:table-cell/>
          <table:table-cell table:style-name="ce13" table:formula="of:=[.H58]+[.G59]" office:value-type="float" office:value="15518" calcext:value-type="float">
            <text:p>15518</text:p>
          </table:table-cell>
          <table:table-cell table:number-columns-repeated="5"/>
          <table:table-cell table:formula="of:=[.K59]+[.L59]+[.M59]" office:value-type="currency" office:currency="EUR" office:value="0" calcext:value-type="currency">
            <text:p>0,00 €</text:p>
          </table:table-cell>
          <table:table-cell table:formula="of:=[.O58]+[.N59]" office:value-type="currency" office:currency="EUR" office:value="1980.8749" calcext:value-type="currency">
            <text:p>1 980,87 €</text:p>
          </table:table-cell>
          <table:table-cell table:style-name="ce19" table:formula="of:=[.A59]*budgetjour-[.O59]" office:value-type="currency" office:currency="EUR" office:value="919.1251" calcext:value-type="currency">
            <text:p>9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6" office:value-type="date" office:date-value="2022-08-25" calcext:value-type="date">
            <text:p>jeu. 25 août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468.31" calcext:value-type="float">
            <text:p>2468</text:p>
          </table:table-cell>
          <table:table-cell/>
          <table:table-cell table:style-name="ce13" table:formula="of:=[.H59]+[.G60]" office:value-type="float" office:value="15518" calcext:value-type="float">
            <text:p>15518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1980.8749" calcext:value-type="currency">
            <text:p>1 980,87 €</text:p>
          </table:table-cell>
          <table:table-cell table:style-name="ce19" table:formula="of:=[.A60]*budgetjour-[.O60]" office:value-type="currency" office:currency="EUR" office:value="969.1251" calcext:value-type="currency">
            <text:p>9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6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468.31" calcext:value-type="float">
            <text:p>2468</text:p>
          </table:table-cell>
          <table:table-cell/>
          <table:table-cell table:style-name="ce13" table:formula="of:=[.H60]+[.G61]" office:value-type="float" office:value="15518" calcext:value-type="float">
            <text:p>15518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1980.8749" calcext:value-type="currency">
            <text:p>1 980,87 €</text:p>
          </table:table-cell>
          <table:table-cell table:style-name="ce19" table:formula="of:=[.A61]*budgetjour-[.O61]" office:value-type="currency" office:currency="EUR" office:value="1019.1251" calcext:value-type="currency">
            <text:p>1 0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6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468.31" calcext:value-type="float">
            <text:p>2468</text:p>
          </table:table-cell>
          <table:table-cell/>
          <table:table-cell table:style-name="ce13" table:formula="of:=[.H61]+[.G62]" office:value-type="float" office:value="15518" calcext:value-type="float">
            <text:p>15518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1980.8749" calcext:value-type="currency">
            <text:p>1 980,87 €</text:p>
          </table:table-cell>
          <table:table-cell table:style-name="ce19" table:formula="of:=[.A62]*budgetjour-[.O62]" office:value-type="currency" office:currency="EUR" office:value="1069.1251" calcext:value-type="currency">
            <text:p>1 0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6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468.31" calcext:value-type="float">
            <text:p>2468</text:p>
          </table:table-cell>
          <table:table-cell/>
          <table:table-cell table:style-name="ce13" table:formula="of:=[.H62]+[.G63]" office:value-type="float" office:value="15518" calcext:value-type="float">
            <text:p>15518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1980.8749" calcext:value-type="currency">
            <text:p>1 980,87 €</text:p>
          </table:table-cell>
          <table:table-cell table:style-name="ce19" table:formula="of:=[.A63]*budgetjour-[.O63]" office:value-type="currency" office:currency="EUR" office:value="1119.1251" calcext:value-type="currency">
            <text:p>1 1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6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468.31" calcext:value-type="float">
            <text:p>2468</text:p>
          </table:table-cell>
          <table:table-cell/>
          <table:table-cell table:style-name="ce13" table:formula="of:=[.H63]+[.G64]" office:value-type="float" office:value="15518" calcext:value-type="float">
            <text:p>15518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1980.8749" calcext:value-type="currency">
            <text:p>1 980,87 €</text:p>
          </table:table-cell>
          <table:table-cell table:style-name="ce19" table:formula="of:=[.A64]*budgetjour-[.O64]" office:value-type="currency" office:currency="EUR" office:value="1169.1251" calcext:value-type="currency">
            <text:p>1 1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6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468.31" calcext:value-type="float">
            <text:p>2468</text:p>
          </table:table-cell>
          <table:table-cell/>
          <table:table-cell table:style-name="ce13" table:formula="of:=[.H64]+[.G65]" office:value-type="float" office:value="15518" calcext:value-type="float">
            <text:p>15518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1980.8749" calcext:value-type="currency">
            <text:p>1 980,87 €</text:p>
          </table:table-cell>
          <table:table-cell table:style-name="ce19" table:formula="of:=[.A65]*budgetjour-[.O65]" office:value-type="currency" office:currency="EUR" office:value="1219.1251" calcext:value-type="currency">
            <text:p>1 2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6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468.31" calcext:value-type="float">
            <text:p>2468</text:p>
          </table:table-cell>
          <table:table-cell/>
          <table:table-cell table:style-name="ce13" table:formula="of:=[.H65]+[.G66]" office:value-type="float" office:value="15518" calcext:value-type="float">
            <text:p>15518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1980.8749" calcext:value-type="currency">
            <text:p>1 980,87 €</text:p>
          </table:table-cell>
          <table:table-cell table:style-name="ce19" table:formula="of:=[.A66]*budgetjour-[.O66]" office:value-type="currency" office:currency="EUR" office:value="1269.1251" calcext:value-type="currency">
            <text:p>1 2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6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468.31" calcext:value-type="float">
            <text:p>2468</text:p>
          </table:table-cell>
          <table:table-cell/>
          <table:table-cell table:style-name="ce13" table:formula="of:=[.H66]+[.G67]" office:value-type="float" office:value="15518" calcext:value-type="float">
            <text:p>15518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1980.8749" calcext:value-type="currency">
            <text:p>1 980,87 €</text:p>
          </table:table-cell>
          <table:table-cell table:style-name="ce19" table:formula="of:=[.A67]*budgetjour-[.O67]" office:value-type="currency" office:currency="EUR" office:value="1319.1251" calcext:value-type="currency">
            <text:p>1 3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6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468.31" calcext:value-type="float">
            <text:p>2468</text:p>
          </table:table-cell>
          <table:table-cell/>
          <table:table-cell table:style-name="ce13" table:formula="of:=[.H67]+[.G68]" office:value-type="float" office:value="15518" calcext:value-type="float">
            <text:p>15518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1980.8749" calcext:value-type="currency">
            <text:p>1 980,87 €</text:p>
          </table:table-cell>
          <table:table-cell table:style-name="ce19" table:formula="of:=[.A68]*budgetjour-[.O68]" office:value-type="currency" office:currency="EUR" office:value="1369.1251" calcext:value-type="currency">
            <text:p>1 3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6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468.31" calcext:value-type="float">
            <text:p>2468</text:p>
          </table:table-cell>
          <table:table-cell/>
          <table:table-cell table:style-name="ce13" table:formula="of:=[.H68]+[.G69]" office:value-type="float" office:value="15518" calcext:value-type="float">
            <text:p>15518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1980.8749" calcext:value-type="currency">
            <text:p>1 980,87 €</text:p>
          </table:table-cell>
          <table:table-cell table:style-name="ce19" table:formula="of:=[.A69]*budgetjour-[.O69]" office:value-type="currency" office:currency="EUR" office:value="1419.1251" calcext:value-type="currency">
            <text:p>1 4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6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2468.31" calcext:value-type="float">
            <text:p>2468</text:p>
          </table:table-cell>
          <table:table-cell/>
          <table:table-cell table:style-name="ce13" table:formula="of:=[.H69]+[.G70]" office:value-type="float" office:value="15518" calcext:value-type="float">
            <text:p>15518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1980.8749" calcext:value-type="currency">
            <text:p>1 980,87 €</text:p>
          </table:table-cell>
          <table:table-cell table:style-name="ce19" table:formula="of:=[.A70]*budgetjour-[.O70]" office:value-type="currency" office:currency="EUR" office:value="1469.1251" calcext:value-type="currency">
            <text:p>1 4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6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468.31" calcext:value-type="float">
            <text:p>2468</text:p>
          </table:table-cell>
          <table:table-cell/>
          <table:table-cell table:style-name="ce13" table:formula="of:=[.H70]+[.G71]" office:value-type="float" office:value="15518" calcext:value-type="float">
            <text:p>15518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1980.8749" calcext:value-type="currency">
            <text:p>1 980,87 €</text:p>
          </table:table-cell>
          <table:table-cell table:style-name="ce19" table:formula="of:=[.A71]*budgetjour-[.O71]" office:value-type="currency" office:currency="EUR" office:value="1519.1251" calcext:value-type="currency">
            <text:p>1 5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6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468.31" calcext:value-type="float">
            <text:p>2468</text:p>
          </table:table-cell>
          <table:table-cell/>
          <table:table-cell table:style-name="ce13" table:formula="of:=[.H71]+[.G72]" office:value-type="float" office:value="15518" calcext:value-type="float">
            <text:p>15518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1980.8749" calcext:value-type="currency">
            <text:p>1 980,87 €</text:p>
          </table:table-cell>
          <table:table-cell table:style-name="ce19" table:formula="of:=[.A72]*budgetjour-[.O72]" office:value-type="currency" office:currency="EUR" office:value="1569.1251" calcext:value-type="currency">
            <text:p>1 5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6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468.31" calcext:value-type="float">
            <text:p>2468</text:p>
          </table:table-cell>
          <table:table-cell/>
          <table:table-cell table:style-name="ce13" table:formula="of:=[.H72]+[.G73]" office:value-type="float" office:value="15518" calcext:value-type="float">
            <text:p>15518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1980.8749" calcext:value-type="currency">
            <text:p>1 980,87 €</text:p>
          </table:table-cell>
          <table:table-cell table:style-name="ce19" table:formula="of:=[.A73]*budgetjour-[.O73]" office:value-type="currency" office:currency="EUR" office:value="1619.1251" calcext:value-type="currency">
            <text:p>1 6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6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468.31" calcext:value-type="float">
            <text:p>2468</text:p>
          </table:table-cell>
          <table:table-cell/>
          <table:table-cell table:style-name="ce13" table:formula="of:=[.H73]+[.G74]" office:value-type="float" office:value="15518" calcext:value-type="float">
            <text:p>15518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1980.8749" calcext:value-type="currency">
            <text:p>1 980,87 €</text:p>
          </table:table-cell>
          <table:table-cell table:style-name="ce19" table:formula="of:=[.A74]*budgetjour-[.O74]" office:value-type="currency" office:currency="EUR" office:value="1669.1251" calcext:value-type="currency">
            <text:p>1 6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6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468.31" calcext:value-type="float">
            <text:p>2468</text:p>
          </table:table-cell>
          <table:table-cell/>
          <table:table-cell table:style-name="ce13" table:formula="of:=[.H74]+[.G75]" office:value-type="float" office:value="15518" calcext:value-type="float">
            <text:p>15518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1980.8749" calcext:value-type="currency">
            <text:p>1 980,87 €</text:p>
          </table:table-cell>
          <table:table-cell table:style-name="ce19" table:formula="of:=[.A75]*budgetjour-[.O75]" office:value-type="currency" office:currency="EUR" office:value="1719.1251" calcext:value-type="currency">
            <text:p>1 7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6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468.31" calcext:value-type="float">
            <text:p>2468</text:p>
          </table:table-cell>
          <table:table-cell/>
          <table:table-cell table:style-name="ce13" table:formula="of:=[.H75]+[.G76]" office:value-type="float" office:value="15518" calcext:value-type="float">
            <text:p>15518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1980.8749" calcext:value-type="currency">
            <text:p>1 980,87 €</text:p>
          </table:table-cell>
          <table:table-cell table:style-name="ce19" table:formula="of:=[.A76]*budgetjour-[.O76]" office:value-type="currency" office:currency="EUR" office:value="1769.1251" calcext:value-type="currency">
            <text:p>1 7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6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468.31" calcext:value-type="float">
            <text:p>2468</text:p>
          </table:table-cell>
          <table:table-cell/>
          <table:table-cell table:style-name="ce13" table:formula="of:=[.H76]+[.G77]" office:value-type="float" office:value="15518" calcext:value-type="float">
            <text:p>15518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1980.8749" calcext:value-type="currency">
            <text:p>1 980,87 €</text:p>
          </table:table-cell>
          <table:table-cell table:style-name="ce19" table:formula="of:=[.A77]*budgetjour-[.O77]" office:value-type="currency" office:currency="EUR" office:value="1819.1251" calcext:value-type="currency">
            <text:p>1 8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6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468.31" calcext:value-type="float">
            <text:p>2468</text:p>
          </table:table-cell>
          <table:table-cell/>
          <table:table-cell table:style-name="ce13" table:formula="of:=[.H77]+[.G78]" office:value-type="float" office:value="15518" calcext:value-type="float">
            <text:p>15518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1980.8749" calcext:value-type="currency">
            <text:p>1 980,87 €</text:p>
          </table:table-cell>
          <table:table-cell table:style-name="ce19" table:formula="of:=[.A78]*budgetjour-[.O78]" office:value-type="currency" office:currency="EUR" office:value="1869.1251" calcext:value-type="currency">
            <text:p>1 8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6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468.31" calcext:value-type="float">
            <text:p>2468</text:p>
          </table:table-cell>
          <table:table-cell/>
          <table:table-cell table:style-name="ce13" table:formula="of:=[.H78]+[.G79]" office:value-type="float" office:value="15518" calcext:value-type="float">
            <text:p>15518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1980.8749" calcext:value-type="currency">
            <text:p>1 980,87 €</text:p>
          </table:table-cell>
          <table:table-cell table:style-name="ce19" table:formula="of:=[.A79]*budgetjour-[.O79]" office:value-type="currency" office:currency="EUR" office:value="1919.1251" calcext:value-type="currency">
            <text:p>1 9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6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468.31" calcext:value-type="float">
            <text:p>2468</text:p>
          </table:table-cell>
          <table:table-cell/>
          <table:table-cell table:style-name="ce13" table:formula="of:=[.H79]+[.G80]" office:value-type="float" office:value="15518" calcext:value-type="float">
            <text:p>15518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1980.8749" calcext:value-type="currency">
            <text:p>1 980,87 €</text:p>
          </table:table-cell>
          <table:table-cell table:style-name="ce19" table:formula="of:=[.A80]*budgetjour-[.O80]" office:value-type="currency" office:currency="EUR" office:value="1969.1251" calcext:value-type="currency">
            <text:p>1 9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6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468.31" calcext:value-type="float">
            <text:p>2468</text:p>
          </table:table-cell>
          <table:table-cell/>
          <table:table-cell table:style-name="ce13" table:formula="of:=[.H80]+[.G81]" office:value-type="float" office:value="15518" calcext:value-type="float">
            <text:p>15518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1980.8749" calcext:value-type="currency">
            <text:p>1 980,87 €</text:p>
          </table:table-cell>
          <table:table-cell table:style-name="ce19" table:formula="of:=[.A81]*budgetjour-[.O81]" office:value-type="currency" office:currency="EUR" office:value="2019.1251" calcext:value-type="currency">
            <text:p>2 0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6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468.31" calcext:value-type="float">
            <text:p>2468</text:p>
          </table:table-cell>
          <table:table-cell/>
          <table:table-cell table:style-name="ce13" table:formula="of:=[.H81]+[.G82]" office:value-type="float" office:value="15518" calcext:value-type="float">
            <text:p>15518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1980.8749" calcext:value-type="currency">
            <text:p>1 980,87 €</text:p>
          </table:table-cell>
          <table:table-cell table:style-name="ce19" table:formula="of:=[.A82]*budgetjour-[.O82]" office:value-type="currency" office:currency="EUR" office:value="2069.1251" calcext:value-type="currency">
            <text:p>2 0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6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468.31" calcext:value-type="float">
            <text:p>2468</text:p>
          </table:table-cell>
          <table:table-cell/>
          <table:table-cell table:style-name="ce13" table:formula="of:=[.H82]+[.G83]" office:value-type="float" office:value="15518" calcext:value-type="float">
            <text:p>15518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1980.8749" calcext:value-type="currency">
            <text:p>1 980,87 €</text:p>
          </table:table-cell>
          <table:table-cell table:style-name="ce19" table:formula="of:=[.A83]*budgetjour-[.O83]" office:value-type="currency" office:currency="EUR" office:value="2119.1251" calcext:value-type="currency">
            <text:p>2 1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6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468.31" calcext:value-type="float">
            <text:p>2468</text:p>
          </table:table-cell>
          <table:table-cell/>
          <table:table-cell table:style-name="ce13" table:formula="of:=[.H83]+[.G84]" office:value-type="float" office:value="15518" calcext:value-type="float">
            <text:p>15518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1980.8749" calcext:value-type="currency">
            <text:p>1 980,87 €</text:p>
          </table:table-cell>
          <table:table-cell table:style-name="ce19" table:formula="of:=[.A84]*budgetjour-[.O84]" office:value-type="currency" office:currency="EUR" office:value="2169.1251" calcext:value-type="currency">
            <text:p>2 1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6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468.31" calcext:value-type="float">
            <text:p>2468</text:p>
          </table:table-cell>
          <table:table-cell/>
          <table:table-cell table:style-name="ce13" table:formula="of:=[.H84]+[.G85]" office:value-type="float" office:value="15518" calcext:value-type="float">
            <text:p>15518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1980.8749" calcext:value-type="currency">
            <text:p>1 980,87 €</text:p>
          </table:table-cell>
          <table:table-cell table:style-name="ce19" table:formula="of:=[.A85]*budgetjour-[.O85]" office:value-type="currency" office:currency="EUR" office:value="2219.1251" calcext:value-type="currency">
            <text:p>2 2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6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468.31" calcext:value-type="float">
            <text:p>2468</text:p>
          </table:table-cell>
          <table:table-cell/>
          <table:table-cell table:style-name="ce13" table:formula="of:=[.H85]+[.G86]" office:value-type="float" office:value="15518" calcext:value-type="float">
            <text:p>15518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1980.8749" calcext:value-type="currency">
            <text:p>1 980,87 €</text:p>
          </table:table-cell>
          <table:table-cell table:style-name="ce19" table:formula="of:=[.A86]*budgetjour-[.O86]" office:value-type="currency" office:currency="EUR" office:value="2269.1251" calcext:value-type="currency">
            <text:p>2 2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6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468.31" calcext:value-type="float">
            <text:p>2468</text:p>
          </table:table-cell>
          <table:table-cell/>
          <table:table-cell table:style-name="ce13" table:formula="of:=[.H86]+[.G87]" office:value-type="float" office:value="15518" calcext:value-type="float">
            <text:p>15518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1980.8749" calcext:value-type="currency">
            <text:p>1 980,87 €</text:p>
          </table:table-cell>
          <table:table-cell table:style-name="ce19" table:formula="of:=[.A87]*budgetjour-[.O87]" office:value-type="currency" office:currency="EUR" office:value="2319.1251" calcext:value-type="currency">
            <text:p>2 3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6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468.31" calcext:value-type="float">
            <text:p>2468</text:p>
          </table:table-cell>
          <table:table-cell/>
          <table:table-cell table:style-name="ce13" table:formula="of:=[.H87]+[.G88]" office:value-type="float" office:value="15518" calcext:value-type="float">
            <text:p>15518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1980.8749" calcext:value-type="currency">
            <text:p>1 980,87 €</text:p>
          </table:table-cell>
          <table:table-cell table:style-name="ce19" table:formula="of:=[.A88]*budgetjour-[.O88]" office:value-type="currency" office:currency="EUR" office:value="2369.1251" calcext:value-type="currency">
            <text:p>2 3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6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468.31" calcext:value-type="float">
            <text:p>2468</text:p>
          </table:table-cell>
          <table:table-cell/>
          <table:table-cell table:style-name="ce13" table:formula="of:=[.H88]+[.G89]" office:value-type="float" office:value="15518" calcext:value-type="float">
            <text:p>15518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1980.8749" calcext:value-type="currency">
            <text:p>1 980,87 €</text:p>
          </table:table-cell>
          <table:table-cell table:style-name="ce19" table:formula="of:=[.A89]*budgetjour-[.O89]" office:value-type="currency" office:currency="EUR" office:value="2419.1251" calcext:value-type="currency">
            <text:p>2 4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6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468.31" calcext:value-type="float">
            <text:p>2468</text:p>
          </table:table-cell>
          <table:table-cell/>
          <table:table-cell table:style-name="ce13" table:formula="of:=[.H89]+[.G90]" office:value-type="float" office:value="15518" calcext:value-type="float">
            <text:p>15518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1980.8749" calcext:value-type="currency">
            <text:p>1 980,87 €</text:p>
          </table:table-cell>
          <table:table-cell table:style-name="ce19" table:formula="of:=[.A90]*budgetjour-[.O90]" office:value-type="currency" office:currency="EUR" office:value="2469.1251" calcext:value-type="currency">
            <text:p>2 4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6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468.31" calcext:value-type="float">
            <text:p>2468</text:p>
          </table:table-cell>
          <table:table-cell/>
          <table:table-cell table:style-name="ce13" table:formula="of:=[.H90]+[.G91]" office:value-type="float" office:value="15518" calcext:value-type="float">
            <text:p>15518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1980.8749" calcext:value-type="currency">
            <text:p>1 980,87 €</text:p>
          </table:table-cell>
          <table:table-cell table:style-name="ce19" table:formula="of:=[.A91]*budgetjour-[.O91]" office:value-type="currency" office:currency="EUR" office:value="2519.1251" calcext:value-type="currency">
            <text:p>2 5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6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468.31" calcext:value-type="float">
            <text:p>2468</text:p>
          </table:table-cell>
          <table:table-cell/>
          <table:table-cell table:style-name="ce13" table:formula="of:=[.H91]+[.G92]" office:value-type="float" office:value="15518" calcext:value-type="float">
            <text:p>15518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1980.8749" calcext:value-type="currency">
            <text:p>1 980,87 €</text:p>
          </table:table-cell>
          <table:table-cell table:style-name="ce19" table:formula="of:=[.A92]*budgetjour-[.O92]" office:value-type="currency" office:currency="EUR" office:value="2569.1251" calcext:value-type="currency">
            <text:p>2 5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6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468.31" calcext:value-type="float">
            <text:p>2468</text:p>
          </table:table-cell>
          <table:table-cell/>
          <table:table-cell table:style-name="ce13" table:formula="of:=[.H92]+[.G93]" office:value-type="float" office:value="15518" calcext:value-type="float">
            <text:p>15518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1980.8749" calcext:value-type="currency">
            <text:p>1 980,87 €</text:p>
          </table:table-cell>
          <table:table-cell table:style-name="ce19" table:formula="of:=[.A93]*budgetjour-[.O93]" office:value-type="currency" office:currency="EUR" office:value="2619.1251" calcext:value-type="currency">
            <text:p>2 6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6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468.31" calcext:value-type="float">
            <text:p>2468</text:p>
          </table:table-cell>
          <table:table-cell/>
          <table:table-cell table:style-name="ce13" table:formula="of:=[.H93]+[.G94]" office:value-type="float" office:value="15518" calcext:value-type="float">
            <text:p>15518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1980.8749" calcext:value-type="currency">
            <text:p>1 980,87 €</text:p>
          </table:table-cell>
          <table:table-cell table:style-name="ce19" table:formula="of:=[.A94]*budgetjour-[.O94]" office:value-type="currency" office:currency="EUR" office:value="2669.1251" calcext:value-type="currency">
            <text:p>2 669,13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6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468.31" calcext:value-type="float">
            <text:p>2468</text:p>
          </table:table-cell>
          <table:table-cell/>
          <table:table-cell table:style-name="ce13" table:formula="of:=[.H94]+[.G95]" office:value-type="float" office:value="15518" calcext:value-type="float">
            <text:p>15518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1980.8749" calcext:value-type="currency">
            <text:p>1 980,87 €</text:p>
          </table:table-cell>
          <table:table-cell table:style-name="ce19" table:formula="of:=[.A95]*budgetjour-[.O95]" office:value-type="currency" office:currency="EUR" office:value="2719.1251" calcext:value-type="currency">
            <text:p>2 719,13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6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468.31" calcext:value-type="float">
            <text:p>2468</text:p>
          </table:table-cell>
          <table:table-cell/>
          <table:table-cell table:style-name="ce13" table:formula="of:=[.H95]+[.G96]" office:value-type="float" office:value="15518" calcext:value-type="float">
            <text:p>15518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1980.8749" calcext:value-type="currency">
            <text:p>1 980,87 €</text:p>
          </table:table-cell>
          <table:table-cell table:style-name="ce19" table:formula="of:=[.A96]*budgetjour-[.O96]" office:value-type="currency" office:currency="EUR" office:value="2769.1251" calcext:value-type="currency">
            <text:p>2 769,13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Sheet1" table:style-name="ta1">
        <table:table-column table:style-name="co2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41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41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41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41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41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41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42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ce6"/>
        <table:table-column table:style-name="co12" table:default-cell-style-name="Default"/>
        <table:table-column table:style-name="co2" table:number-columns-repeated="3" table:default-cell-style-name="Default"/>
        <table:table-row table:style-name="ro2">
          <table:table-cell table:style-name="Default" office:value-type="string" calcext:value-type="string">
            <text:p>Cachan</text:p>
          </table:table-cell>
          <table:table-cell office:value-type="string" calcext:value-type="string">
            <text:p>Saint Mammes</text:p>
          </table:table-cell>
          <table:table-cell table:number-columns-repeated="2" office:value-type="float" office:value="65" calcext:value-type="float">
            <text:p>65</text:p>
          </table:table-cell>
          <table:table-cell/>
        </table:table-row>
        <table:table-row table:style-name="ro2">
          <table:table-cell table:style-name="Default" table:formula="of:=[.B1]" office:value-type="string" office:string-value="Saint Mammes" calcext:value-type="string">
            <text:p>Saint Mammes</text:p>
          </table:table-cell>
          <table:table-cell office:value-type="string" calcext:value-type="string">
            <text:p>Saint Florentin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table:style-name="Default" table:formula="of:=[.B2]" office:value-type="string" office:string-value="Saint Florentin" calcext:value-type="string">
            <text:p>Saint Florentin</text:p>
          </table:table-cell>
          <table:table-cell office:value-type="string" calcext:value-type="string">
            <text:p>Pont et Massene</text:p>
          </table:table-cell>
          <table:table-cell office:value-type="float" office:value="244" calcext:value-type="float">
            <text:p>244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2">
          <table:table-cell table:style-name="Default" table:formula="of:=[.B3]" office:value-type="string" office:string-value="Pont et Massene" calcext:value-type="string">
            <text:p>Pont et Massene</text:p>
          </table:table-cell>
          <table:table-cell office:value-type="string" calcext:value-type="string">
            <text:p>Chagny</text:p>
          </table:table-cell>
          <table:table-cell office:value-type="float" office:value="326" calcext:value-type="float">
            <text:p>326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table:style-name="Default" table:formula="of:=[.B4]" office:value-type="string" office:string-value="Chagny" calcext:value-type="string">
            <text:p>Chagny</text:p>
          </table:table-cell>
          <table:table-cell table:number-columns-repeated="4"/>
        </table:table-row>
        <table:table-row table:style-name="ro2">
          <table:table-cell table:style-name="Default" table:formula="of:=[.B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date" office:date-value="2022-07-05" calcext:value-type="date">
            <text:p>mar. 5 juil.</text:p>
          </table:table-cell>
          <table:table-cell office:value-type="string" calcext:value-type="string">
            <text:p>Ambérieu</text:p>
          </table:table-cell>
          <table:table-cell office:value-type="string" calcext:value-type="string">
            <text:p>Chambery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7-06" calcext:value-type="date">
            <text:p>mer. 6 juil.</text:p>
          </table:table-cell>
          <table:table-cell table:formula="of:=[.C7]" office:value-type="string" office:string-value="Chambery" calcext:value-type="string">
            <text:p>Chambery</text:p>
          </table:table-cell>
          <table:table-cell office:value-type="string" calcext:value-type="string">
            <text:p>st jean de maurienne</text:p>
          </table:table-cell>
          <table:table-cell office:value-type="float" office:value="610" calcext:value-type="float">
            <text:p>61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7-07" calcext:value-type="date">
            <text:p>jeu. 7 juil.</text:p>
          </table:table-cell>
          <table:table-cell table:formula="of:=[.C8]" office:value-type="string" office:string-value="st jean de maurienne" calcext:value-type="string">
            <text:p>st jean de maurienne</text:p>
          </table:table-cell>
          <table:table-cell office:value-type="string" calcext:value-type="string">
            <text:p>Valcenis</text:p>
          </table:table-cell>
          <table:table-cell office:value-type="float" office:value="657" calcext:value-type="float">
            <text:p>657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7-08" calcext:value-type="date">
            <text:p>ven. 8 juil.</text:p>
          </table:table-cell>
          <table:table-cell table:formula="of:=[.C9]" office:value-type="string" office:string-value="Valcenis" calcext:value-type="string">
            <text:p>Valcenis</text:p>
          </table:table-cell>
          <table:table-cell office:value-type="string" calcext:value-type="string">
            <text:p>turin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7-09" calcext:value-type="date">
            <text:p>sam. 9 juil.</text:p>
          </table:table-cell>
          <table:table-cell table:formula="of:=[.C10]" office:value-type="string" office:string-value="turin" calcext:value-type="string">
            <text:p>turin</text:p>
          </table:table-cell>
          <table:table-cell table:number-columns-repeated="3"/>
        </table:table-row>
        <table:table-row table:style-name="ro2">
          <table:table-cell office:value-type="date" office:date-value="2022-07-10" calcext:value-type="date">
            <text:p>dim. 10 juil.</text:p>
          </table:table-cell>
          <table:table-cell table:formula="of:=[.C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1" calcext:value-type="date">
            <text:p>lun. 11 juil.</text:p>
          </table:table-cell>
          <table:table-cell table:formula="of:=[.C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2" calcext:value-type="date">
            <text:p>mar. 12 juil.</text:p>
          </table:table-cell>
          <table:table-cell table:formula="of:=[.C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3" calcext:value-type="date">
            <text:p>mer. 13 juil.</text:p>
          </table:table-cell>
          <table:table-cell table:formula="of:=[.C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4" calcext:value-type="date">
            <text:p>jeu. 14 juil.</text:p>
          </table:table-cell>
          <table:table-cell table:formula="of:=[.C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5" calcext:value-type="date">
            <text:p>ven. 15 juil.</text:p>
          </table:table-cell>
          <table:table-cell table:formula="of:=[.C16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6" calcext:value-type="date">
            <text:p>sam. 16 juil.</text:p>
          </table:table-cell>
          <table:table-cell table:formula="of:=[.C1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date" office:date-value="2022-07-17" calcext:value-type="date">
            <text:p>dim. 17 juil.</text:p>
          </table:table-cell>
          <table:table-cell table:formula="of:=[.C18]" office:value-type="float" office:value="0" calcext:value-type="float">
            <text:p>0</text:p>
          </table:table-cell>
          <table:table-cell table:number-columns-repeated="3"/>
        </table:table-row>
      </table:table>
      <table:table table:name="Feuille4" table:style-name="ta1">
        <table:table-column table:style-name="co2" table:default-cell-style-name="ce6"/>
        <table:table-column table:style-name="co13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4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4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table:number-columns-repeated="5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table:number-columns-repeated="5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table:number-columns-repeated="5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table:number-columns-repeated="5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table:number-columns-repeated="5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table:number-columns-repeated="5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table:number-columns-repeated="5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table:number-columns-repeated="5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table:number-columns-repeated="5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table:number-columns-repeated="5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22:51:32.4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04T21:43:37.690000000</dc:date>
    <meta:editing-duration>P34DT5H8M33S</meta:editing-duration>
    <meta:editing-cycles>74</meta:editing-cycles>
    <meta:document-statistic meta:table-count="4" meta:cell-count="1326" meta:object-count="0"/>
  </office:meta>
</office:document-meta>
</file>